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P2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Folk%20literature,%20Arabic" text:style-name="Internet_20_link" text:visited-style-name="Visited_20_Internet_20_Link"><text:span text:style-name="T3">Folk literature, Arabic</text:span></text:a></text:p>
      <text:p text:style-name="Standard"><text:a xlink:type="simple" xlink:href="https://search.worldcat.org/fr/search?q=su%3AFolk%20literature,%20Arabic%20Translations%20into%20English" text:style-name="Internet_20_link" text:visited-style-name="Visited_20_Internet_20_Link"><text:span text:style-name="T3">Folk literature, Arabic Translations into English</text:span></text:a></text:p>
      <text:p text:style-name="Standard"><text:a xlink:type="simple" xlink:href="https://search.worldcat.org/fr/search?q=su%3AShort%20stories" text:style-name="Internet_20_link" text:visited-style-name="Visited_20_Internet_20_Link"><text:span text:style-name="T3">Short stories</text:span></text:a></text:p>
      <text:p text:style-name="Standard"><text:a xlink:type="simple" xlink:href="https://search.worldcat.org/fr/search?q=su%3AShort%20stories,%20Arabic" text:style-name="Internet_20_link" text:visited-style-name="Visited_20_Internet_20_Link"><text:span text:style-name="T3">Short stories, Arabic</text:span></text:a></text:p>
      <text:p text:style-name="Standard"><text:a xlink:type="simple" xlink:href="https://search.worldcat.org/fr/search?q=su%3ATranslations" text:style-name="Internet_20_link" text:visited-style-name="Visited_20_Internet_20_Link"><text:span text:style-name="T3"/></text:a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4:59:36.860000000</dc:date>
    <meta:editing-duration>PT1M40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4" meta:word-count="14" meta:character-count="106" meta:non-whitespace-character-count="96"/>
  </office:meta>
</office:document-meta>
</file>